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a27c354" style:parent-style-name="hvl-default">
      <style:paragraph-properties fo:line-height="0.2in" fo:margin-bottom="0.035277776cm" fo:margin-left="0.0cm" fo:margin-right="0.0cm" fo:margin-top="0.035277776cm" fo:text-align="left" fo:text-indent="0.0cm">
        <style:tab-stops>
          <style:tab-stop style:position="1.905cm" style:type="center"/>
        </style:tab-stops>
      </style:paragraph-properties>
    </style:style>
    <style:style style:family="text" style:name="ab377de">
      <style:text-properties fo:font-weight="bold"/>
    </style:style>
    <style:style style:family="paragraph" style:name="adb5620" style:parent-style-name="edf_1227012392400">
      <style:paragraph-properties fo:line-height="0.2in" fo:margin-bottom="0.035277776cm" fo:margin-left="0.0cm" fo:margin-right="0.0cm" fo:margin-top="0.035277776cm" fo:text-align="left" fo:text-indent="0.0cm">
        <style:tab-stops>
          <style:tab-stop style:position="1.905cm" style:type="center"/>
        </style:tab-stops>
      </style:paragraph-properties>
    </style:style>
    <style:style style:family="text" style:name="a26f688">
      <style:text-properties fo:font-weight="bold"/>
    </style:style>
    <style:style style:family="paragraph" style:name="a879c2f" style:parent-style-name="edf_1227012392400">
      <style:paragraph-properties fo:line-height="0.2in" fo:margin-bottom="0.035277776cm" fo:margin-left="0.0cm" fo:margin-right="0.0cm" fo:margin-top="0.035277776cm" fo:text-align="left" fo:text-indent="0.0cm">
        <style:tab-stops>
          <style:tab-stop style:position="1.905cm" style:type="center"/>
        </style:tab-stops>
      </style:paragraph-properties>
    </style:style>
    <style:style style:family="paragraph" style:name="abbb591" style:parent-style-name="edf_1227012392400">
      <style:paragraph-properties fo:line-height="0.2in" fo:margin-bottom="0.035277776cm" fo:margin-left="0.0cm" fo:margin-right="0.0cm" fo:margin-top="0.035277776cm" fo:text-align="left" fo:text-indent="0.0cm">
        <style:tab-stops>
          <style:tab-stop style:position="1.905cm" style:type="center"/>
        </style:tab-stops>
      </style:paragraph-properties>
    </style:style>
    <style:style style:family="paragraph" style:name="a40e788" style:parent-style-name="edf_1227012392400">
      <style:paragraph-properties fo:line-height="0.2in" fo:margin-bottom="0.035277776cm" fo:margin-left="0.0cm" fo:margin-right="0.0cm" fo:margin-top="0.035277776cm" fo:text-align="left" fo:text-indent="0.0cm"/>
    </style:style>
    <style:style style:family="paragraph" style:name="ad956bd" style:parent-style-name="edf_1227012392400">
      <style:paragraph-properties fo:line-height="0.2in" fo:margin-bottom="0.035277776cm" fo:margin-left="0.0cm" fo:margin-right="0.0cm" fo:margin-top="0.035277776cm" fo:text-align="center" fo:text-indent="0.0cm"/>
    </style:style>
    <style:style style:family="paragraph" style:name="a0a3d77" style:parent-style-name="edf_1227012392400">
      <style:paragraph-properties fo:line-height="0.2in" fo:margin-bottom="0.035277776cm" fo:margin-left="0.0cm" fo:margin-right="0.0cm" fo:margin-top="0.035277776cm" fo:text-align="left" fo:text-indent="1.2501563cm"/>
    </style:style>
    <style:style style:family="paragraph" style:name="a81d498" style:parent-style-name="edf_1227012392400">
      <style:paragraph-properties fo:line-height="0.2in" fo:margin-bottom="0.035277776cm" fo:margin-left="0.0cm" fo:margin-right="0.0cm" fo:margin-top="0.035277776cm" fo:text-align="left" fo:text-indent="1.2501563cm"/>
    </style:style>
    <style:style style:family="text" style:name="aa8d549">
      <style:text-properties fo:font-size="11"/>
    </style:style>
    <style:style style:family="paragraph" style:name="a0d4df3" style:parent-style-name="edf_1227012392400">
      <style:paragraph-properties fo:line-height="0.2in" fo:margin-bottom="0.035277776cm" fo:margin-left="0.0cm" fo:margin-right="0.0cm" fo:margin-top="0.035277776cm" fo:text-align="left" fo:text-indent="1.2501563cm"/>
    </style:style>
    <style:style style:family="paragraph" style:name="a82b0f9" style:parent-style-name="edf_1227012392400">
      <style:paragraph-properties fo:line-height="0.2in" fo:margin-bottom="0.035277776cm" fo:margin-left="0.0cm" fo:margin-right="0.0cm" fo:margin-top="0.035277776cm" fo:text-align="left" fo:text-indent="1.2501563cm"/>
    </style:style>
    <style:style style:family="paragraph" style:name="a8ed75e" style:parent-style-name="edf_1227012392400">
      <style:paragraph-properties fo:line-height="0.2in" fo:margin-bottom="0.035277776cm" fo:margin-left="0.0cm" fo:margin-right="0.0cm" fo:margin-top="0.035277776cm" fo:text-align="justify" fo:text-indent="1.2501563cm"/>
    </style:style>
    <style:style style:family="paragraph" style:name="ae5168c" style:parent-style-name="edf_1227012392400">
      <style:paragraph-properties fo:line-height="0.2in" fo:margin-bottom="0.035277776cm" fo:margin-left="0.0cm" fo:margin-right="0.0cm" fo:margin-top="0.035277776cm" fo:text-align="justify" fo:text-indent="1.2501563cm"/>
    </style:style>
    <style:style style:family="paragraph" style:name="a338121" style:parent-style-name="edf_1227012392400">
      <style:paragraph-properties fo:line-height="0.2in" fo:margin-bottom="0.035277776cm" fo:margin-left="0.0cm" fo:margin-right="0.0cm" fo:margin-top="0.035277776cm" fo:text-align="justify" fo:text-indent="1.2501563cm"/>
    </style:style>
    <style:style style:family="paragraph" style:name="a4ed92e" style:parent-style-name="edf_1227012392400">
      <style:paragraph-properties fo:line-height="0.2in" fo:margin-bottom="0.035277776cm" fo:margin-left="0.0cm" fo:margin-right="0.0cm" fo:margin-top="0.035277776cm" fo:text-align="justify" fo:text-indent="1.2501563cm"/>
    </style:style>
    <style:style style:family="paragraph" style:name="a66c233" style:parent-style-name="edf_1227012392400">
      <style:paragraph-properties fo:line-height="0.2in" fo:margin-bottom="0.035277776cm" fo:margin-left="0.0cm" fo:margin-right="0.0cm" fo:margin-top="0.035277776cm" fo:text-align="justify" fo:text-indent="1.2501563cm"/>
    </style:style>
    <style:style style:family="paragraph" style:name="a7bcd41" style:parent-style-name="edf_1227012392400">
      <style:paragraph-properties fo:line-height="0.2in" fo:margin-bottom="0.035277776cm" fo:margin-left="0.0cm" fo:margin-right="0.0cm" fo:margin-top="0.035277776cm" fo:text-align="justify" fo:text-indent="1.2501563cm"/>
    </style:style>
    <style:style style:family="paragraph" style:name="a775f38" style:parent-style-name="edf_1227012392400">
      <style:paragraph-properties fo:line-height="0.2in" fo:margin-bottom="0.035277776cm" fo:margin-left="0.0cm" fo:margin-right="0.0cm" fo:margin-top="0.035277776cm" fo:text-align="justify" fo:text-indent="1.2501563cm">
        <style:tab-stops>
          <style:tab-stop style:position="3.175cm" style:type="left"/>
        </style:tab-stops>
      </style:paragraph-properties>
    </style:style>
    <style:style style:family="text" style:name="a52b2f6"/>
    <style:style style:family="text" style:name="ad7ee96">
      <style:text-properties fo:font-weight="bold"/>
    </style:style>
    <style:style style:family="paragraph" style:name="aa19722" style:parent-style-name="edf_1227012392400">
      <style:paragraph-properties fo:line-height="0.2in" fo:margin-bottom="0.035277776cm" fo:margin-left="0.0cm" fo:margin-right="0.0cm" fo:margin-top="0.035277776cm" fo:text-align="center" fo:text-indent="1.2501563cm">
        <style:tab-stops>
          <style:tab-stop style:position="3.175cm" style:type="left"/>
        </style:tab-stops>
      </style:paragraph-properties>
    </style:style>
    <style:style style:family="text" style:name="a4488fe">
      <style:text-properties fo:font-size="9"/>
    </style:style>
    <style:style style:family="paragraph" style:name="aee6261" style:parent-style-name="edf_1227012392400">
      <style:paragraph-properties fo:line-height="0.2in" fo:margin-bottom="0.035277776cm" fo:margin-left="0.0cm" fo:margin-right="0.0cm" fo:margin-top="0.035277776cm" fo:text-align="center" fo:text-indent="0.2015873cm">
        <style:tab-stops>
          <style:tab-stop style:position="3.175cm" style:type="left"/>
        </style:tab-stops>
      </style:paragraph-properties>
    </style:style>
    <style:style style:family="text" style:name="a164822"/>
    <style:style style:family="paragraph" style:name="af64ac6" style:parent-style-name="edf_1227012392400">
      <style:paragraph-properties fo:line-height="0.2in" fo:margin-bottom="0.035277776cm" fo:margin-left="0.0cm" fo:margin-right="0.0cm" fo:margin-top="0.035277776cm" fo:text-align="center" fo:text-indent="0.2015873cm">
        <style:tab-stops>
          <style:tab-stop style:position="3.175cm" style:type="left"/>
        </style:tab-stops>
      </style:paragraph-properties>
    </style:style>
    <style:style style:family="paragraph" style:name="ac32b6f" style:parent-style-name="hvl-default">
      <style:paragraph-properties fo:line-height="0.2in" fo:margin-bottom="0.035277776cm" fo:margin-left="0.0cm" fo:margin-right="0.0cm" fo:margin-top="0.035277776cm" fo:text-align="justify" fo:text-indent="0.2015873cm">
        <style:tab-stops>
          <style:tab-stop style:position="3.175cm" style:type="left"/>
        </style:tab-stops>
      </style:paragraph-properties>
    </style:style>
    <style:style style:family="paragraph" style:name="ab75c93" style:parent-style-name="edf_1227012392400">
      <style:paragraph-properties fo:line-height="0.2in" fo:margin-bottom="0.035277776cm" fo:margin-left="0.0cm" fo:margin-right="0.0cm" fo:margin-top="0.035277776cm" fo:text-align="left" fo:text-indent="1.2501563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27c354"><text:tab/><text:span text:style-name="ab377de">T.C.</text:span></text:p>
      <text:p text:style-name="adb5620"><text:tab/><text:span text:style-name="a26f688">TOKAT</text:span></text:p>
      <text:p text:style-name="a879c2f"><text:tab/><text:span text:style-name="a26f688">İCRA</text:span><text:span text:style-name="a26f688"> </text:span><text:span text:style-name="a26f688">DAİRESİ</text:span></text:p>
      <text:p text:style-name="abbb591"><text:span text:style-name="ab377de"> </text:span><text:tab/><text:span text:style-name="a26f688">2023/64</text:span><text:span text:style-name="a26f688"> </text:span><text:span text:style-name="a26f688">ESAS</text:span><text:span text:style-name="ab377de"> </text:span></text:p>
      <text:p text:style-name="a40e788"/>
      <text:p text:style-name="ad956bd"><text:span text:style-name="ab377de"> KARAR TENSİP TUTANAĞI</text:span></text:p>
      <text:p text:style-name="a0a3d77"/>
      <text:p text:style-name="a81d498"><text:span text:style-name="ab377de">Talep Eden Avukat :</text:span><text:span text:style-name="aa8d549">Av.</text:span><text:span text:style-name="aa8d549"> </text:span><text:span text:style-name="aa8d549">EMRULLAH</text:span><text:span text:style-name="aa8d549"> </text:span><text:span text:style-name="aa8d549">ÖZER</text:span></text:p>
      <text:p text:style-name="a0d4df3"><text:span text:style-name="ab377de">İşlem Yapılacak Taraf Adı: </text:span><text:span text:style-name="aa8d549">MERDAL</text:span><text:span text:style-name="aa8d549"> </text:span><text:span text:style-name="aa8d549">KİPEL,</text:span><text:span text:style-name="aa8d549"> </text:span><text:span text:style-name="aa8d549">24635551720,</text:span><text:span text:style-name="aa8d549"> </text:span><text:span text:style-name="aa8d549">HAMZA</text:span><text:span text:style-name="aa8d549"> </text:span><text:span text:style-name="aa8d549">oğlu/kızı,</text:span><text:span text:style-name="aa8d549"> </text:span><text:span text:style-name="aa8d549">01/01/1982</text:span><text:span text:style-name="aa8d549"> </text:span><text:span text:style-name="aa8d549">doğum</text:span><text:span text:style-name="aa8d549"> </text:span><text:span text:style-name="aa8d549">tarihli;</text:span></text:p>
      <text:p text:style-name="a82b0f9"/>
      <text:p text:style-name="a8ed75e"><text:span text:style-name="aa8d549">Dosya</text:span><text:span text:style-name="aa8d549"> </text:span><text:span text:style-name="aa8d549">ve</text:span><text:span text:style-name="aa8d549"> </text:span><text:span text:style-name="aa8d549">09/02/2023</text:span><text:span text:style-name="aa8d549"> </text:span><text:span text:style-name="aa8d549">tarihli</text:span><text:span text:style-name="aa8d549"> </text:span><text:span text:style-name="aa8d549">talep</text:span><text:span text:style-name="aa8d549"> </text:span><text:span text:style-name="aa8d549">incelendi.</text:span></text:p>
      <text:p text:style-name="ae5168c"><text:span text:style-name="aa8d549">1-Takibin</text:span><text:span text:style-name="aa8d549"> </text:span><text:span text:style-name="aa8d549">Kesinleştirilmesi</text:span><text:span text:style-name="aa8d549"> </text:span><text:span text:style-name="aa8d549">talebinin</text:span><text:span text:style-name="aa8d549"> </text:span><text:span text:style-name="aa8d549">KABULÜNE</text:span></text:p>
      <text:p text:style-name="a338121"><text:span text:style-name="aa8d549">İİK.</text:span><text:span text:style-name="aa8d549"> </text:span><text:span text:style-name="aa8d549">16.</text:span><text:span text:style-name="aa8d549"> </text:span><text:span text:style-name="aa8d549">Maddesi</text:span><text:span text:style-name="aa8d549"> </text:span><text:span text:style-name="aa8d549">uyarınca</text:span><text:span text:style-name="aa8d549"> </text:span><text:span text:style-name="aa8d549">İcra</text:span><text:span text:style-name="aa8d549"> </text:span><text:span text:style-name="aa8d549">Hukuk</text:span><text:span text:style-name="aa8d549"> </text:span><text:span text:style-name="aa8d549">Mahkemesine</text:span><text:span text:style-name="aa8d549"> </text:span><text:span text:style-name="aa8d549">7</text:span><text:span text:style-name="aa8d549"> </text:span><text:span text:style-name="aa8d549">gün</text:span><text:span text:style-name="aa8d549"> </text:span><text:span text:style-name="aa8d549">içerisinde</text:span><text:span text:style-name="aa8d549"> </text:span><text:span text:style-name="aa8d549">şikayet</text:span><text:span text:style-name="aa8d549"> </text:span><text:span text:style-name="aa8d549">yolu</text:span><text:span text:style-name="aa8d549"> </text:span><text:span text:style-name="aa8d549">açık</text:span><text:span text:style-name="aa8d549"> </text:span><text:span text:style-name="aa8d549">olmak</text:span><text:span text:style-name="aa8d549"> </text:span><text:span text:style-name="aa8d549">üzere</text:span><text:span text:style-name="aa8d549"> </text:span><text:span text:style-name="aa8d549">karar</text:span><text:span text:style-name="aa8d549"> </text:span><text:span text:style-name="aa8d549">verildi.</text:span><text:span text:style-name="aa8d549"> </text:span></text:p>
      <text:p text:style-name="a4ed92e"/>
      <text:p text:style-name="a66c233"><text:span text:style-name="aa8d549">İşlem</text:span><text:span text:style-name="aa8d549"> </text:span><text:span text:style-name="aa8d549">Yapacak</text:span><text:span text:style-name="aa8d549"> </text:span><text:span text:style-name="aa8d549">Personel</text:span><text:span text:style-name="aa8d549"> </text:span><text:span text:style-name="aa8d549">:</text:span><text:span text:style-name="aa8d549"> </text:span><text:span text:style-name="aa8d549">Hakan</text:span><text:span text:style-name="aa8d549"> </text:span><text:span text:style-name="aa8d549">ÖZEN</text:span></text:p>
      <text:p text:style-name="a7bcd41"/>
      <text:p text:style-name="a775f38"><text:span text:style-name="ab377de">Karar : </text:span><text:span text:style-name="a52b2f6"/><text:span text:style-name="aa8d549">10/02/2023</text:span><text:span text:style-name="a52b2f6"/><text:tab/><text:tab/><text:span text:style-name="ad7ee96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 </text:span></text:p>
      <text:p text:style-name="aa19722"><text:tab/><text:tab/><text:span text:style-name="ad7ee96"/><text:span text:style-name="a4488fe">MEHMET</text:span><text:span text:style-name="a4488fe"> </text:span><text:span text:style-name="a4488fe">HANİFİ</text:span><text:span text:style-name="a4488fe"> </text:span><text:span text:style-name="a4488fe">AKSU</text:span></text:p>
      <text:p text:style-name="aee6261"><text:tab/><text:span text:style-name="a164822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 </text:span><text:span text:style-name="a4488fe">İcra</text:span><text:span text:style-name="a4488fe"> </text:span><text:span text:style-name="a4488fe">Müdür</text:span><text:span text:style-name="a4488fe"> </text:span><text:span text:style-name="a4488fe">Yardımcısı</text:span></text:p>
      <text:p text:style-name="af64ac6"><text:tab/><text:tab/><text:span text:style-name="a164822"/><text:span text:style-name="a4488fe">103309</text:span></text:p>
      <text:p text:style-name="ac32b6f"><text:tab/><text:tab/><text:span text:style-name="a164822"> </text:span></text:p>
      <text:p text:style-name="ab75c93"/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TR" fo:font-size="12pt" fo:language="tr" style:country-asian="JP" style:country-complex="IR" style:font-size-asian="12pt" style:font-size-complex="12pt" style:language-asian="ja" style:language-complex="fa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.54cm" style:text-autospace="ideograph-alpha" style:writing-mode="page"/>
      <style:text-properties fo:country="TR" fo:font-size="12pt" fo:hyphenate="false" fo:hyphenation-push-char-count="2" fo:hyphenation-remain-char-count="2" fo:language="tr" style:country-asian="JP" style:country-complex="IR" style:font-name="Times New Roman" style:font-name-asian="Andale Sans UI" style:font-name-complex="Tahoma" style:font-size-asian="12pt" style:font-size-complex="12pt" style:language-asian="ja" style:language-complex="fa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country="none" fo:language="zxx" style:country-asian="none" style:country-complex="none" style:language-asian="zxx" style:language-complex="zxx"/>
    </style:style>
    <style:style style:class="text" style:family="paragraph" style:name="Title" style:parent-style-name="Standard">
      <style:paragraph-properties fo:margin-bottom="0.212cm" fo:margin-top="0.212cm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chapter" style:family="paragraph" style:name="Subtitle" style:next-style-name="Text_20_body" style:parent-style-name="Title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list" style:family="paragraph" style:name="List" style:parent-style-name="Text_20_body">
      <style:text-properties style:font-name-complex="Tahoma1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family="paragraph" style:name="edf_1227012392400">
      <style:text-properties fo:font-family="Times New Roman" fo:font-size="12"/>
    </style:style>
    <style:style style:family="paragraph" style:name="default">
      <style:text-properties fo:color="#333333" fo:font-family="Dialog" fo:font-size="12"/>
    </style:style>
    <style:style style:family="paragraph" style:name="edf_1370257355566">
      <style:text-properties fo:font-family="Times New Roman" fo:font-size="12"/>
    </style:style>
    <style:style style:family="paragraph" style:name="hvl-default">
      <style:text-properties fo:font-family="Times New Roman" fo:font-size="12"/>
    </style:style>
    <style:style style:family="paragraph" style:name="edf_1227026049934">
      <style:text-properties fo:font-family="Times New Roman" fo:font-size="12"/>
    </style:style>
  </office:styles>
  <office:automatic-styles>
    <style:page-layout style:name="Mpm1">
      <style:page-layout-properties fo:margin-bottom="0.4938888917672781cm" fo:margin-left="1.5cm" fo:margin-right="1.5cm" fo:margin-top="1.4816666753018344cm" fo:page-height="11.6929in" fo:page-width="8.2681in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35S</meta:editing-duration>
    <meta:editing-cycles>2</meta:editing-cycles>
    <meta:generator>OpenOffice.org/3.2$Win32 OpenOffice.org_project/320m12$Build-9483</meta:generator>
    <dc:date>2015-05-14T15:37:05.73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